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9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1.4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 style:data-style-name="N2">
      <style:table-cell-properties fo:border="0.0008in solid #000000"/>
    </style:style>
    <style:style style:name="ce5" style:family="table-cell" style:parent-style-name="Default">
      <style:table-cell-properties fo:background-color="transparent" fo:border="0.0008in solid #000000"/>
    </style:style>
  </office:automatic-styles>
  <office:body>
    <office:spreadsheet>
      <table:table table:name="Index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Points to Analyz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les Growth</text:p>
          </table:table-cell>
        </table:table-row>
        <table:table-row table:style-name="ro1">
          <table:table-cell office:value-type="string">
            <text:p>Profit Growth</text:p>
          </table:table-cell>
        </table:table-row>
        <table:table-row table:style-name="ro1">
          <table:table-cell office:value-type="string">
            <text:p>Earnings Growth</text:p>
          </table:table-cell>
        </table:table-row>
        <table:table-row table:style-name="ro1">
          <table:table-cell office:value-type="string">
            <text:p>Equity Growth</text:p>
          </table:table-cell>
        </table:table-row>
      </table:table>
      <table:table table:name="Analysis" table:style-name="ta1" table:print="false">
        <table:table-column table:style-name="co1" table:default-cell-style-name="ce3"/>
        <table:table-column table:style-name="co3" table:default-cell-style-name="ce4"/>
        <table:table-column table:style-name="co1" table:number-columns-repeated="2" table:default-cell-style-name="ce3"/>
        <table:table-column table:style-name="co2" table:default-cell-style-name="ce3"/>
        <table:table-column table:style-name="co4" table:number-columns-repeated="2" table:default-cell-style-name="ce3"/>
        <table:table-column table:style-name="co2" table:default-cell-style-name="Default"/>
        <table:table-column table:style-name="co3" table:number-columns-repeated="2" table:default-cell-style-name="ce3"/>
        <table:table-column table:style-name="co1" table:number-columns-repeated="4" table:default-cell-style-name="ce3"/>
        <table:table-column table:style-name="co3" table:default-cell-style-name="ce3"/>
        <table:table-row table:style-name="ro1">
          <table:table-cell table:style-name="ce2" office:value-type="string">
            <text:p>Market Cap</text:p>
          </table:table-cell>
          <table:table-cell table:style-name="ce3" office:value-type="float" office:value="13178">
            <text:p>13178</text:p>
          </table:table-cell>
          <table:table-cell table:style-name="Default" office:value-type="string">
            <text:p>Cr</text:p>
          </table:table-cell>
          <table:table-cell table:style-name="Default" table:number-columns-repeated="4"/>
          <table:table-cell/>
          <table:table-cell table:style-name="Default" table:number-columns-repeated="7"/>
        </table:table-row>
        <table:table-row table:style-name="ro1">
          <table:table-cell table:style-name="ce2" office:value-type="string">
            <text:p>Current Price</text:p>
          </table:table-cell>
          <table:table-cell table:style-name="ce3" office:value-type="float" office:value="208">
            <text:p>208</text:p>
          </table:table-cell>
          <table:table-cell table:style-name="Default" office:value-type="string">
            <text:p>Rs</text:p>
          </table:table-cell>
          <table:table-cell table:style-name="Default" table:number-columns-repeated="4"/>
          <table:table-cell/>
          <table:table-cell table:style-name="Default" table:number-columns-repeated="7"/>
        </table:table-row>
        <table:table-row table:style-name="ro1">
          <table:table-cell table:style-name="ce2" office:value-type="string">
            <text:p>No of Shares</text:p>
          </table:table-cell>
          <table:table-cell table:style-name="ce3" table:formula="of:=ROUND(([.B1]/[.B2]) * 10000000)" office:value-type="float" office:value="633557692">
            <text:p>633557692</text:p>
          </table:table-cell>
          <table:table-cell table:style-name="Default" table:number-columns-repeated="5"/>
          <table:table-cell/>
          <table:table-cell table:style-name="Default" table:number-columns-repeated="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 table:style-name="ce2" office:value-type="string">
            <text:p>Year</text:p>
          </table:table-cell>
          <table:table-cell table:style-name="ce2" office:value-type="string">
            <text:p>Market Price</text:p>
          </table:table-cell>
          <table:table-cell table:style-name="ce2" office:value-type="string">
            <text:p>Sales </text:p>
            <text:p>(Revenue)</text:p>
          </table:table-cell>
          <table:table-cell table:style-name="ce2" office:value-type="string">
            <text:p>Profit After Tax</text:p>
            <text:p>(Net Profit)</text:p>
          </table:table-cell>
          <table:table-cell table:style-name="ce2" office:value-type="string">
            <text:p>EPS</text:p>
          </table:table-cell>
          <table:table-cell table:style-name="ce2" office:value-type="string">
            <text:p>Reserves </text:p>
            <text:p>(Equity)</text:p>
          </table:table-cell>
          <table:table-cell table:style-name="ce2" office:value-type="string">
            <text:p>Debt </text:p>
            <text:p>(Borrowings)</text:p>
          </table:table-cell>
          <table:table-cell/>
          <table:table-cell table:style-name="ce2" office:value-type="string">
            <text:p>Price </text:p>
            <text:p>Growth (%)</text:p>
          </table:table-cell>
          <table:table-cell table:style-name="ce2" office:value-type="string">
            <text:p>PE</text:p>
          </table:table-cell>
          <table:table-cell table:style-name="ce2" office:value-type="string">
            <text:p>Profit </text:p>
            <text:p>Growth (%)</text:p>
          </table:table-cell>
          <table:table-cell table:style-name="ce2" office:value-type="string">
            <text:p>PEG</text:p>
          </table:table-cell>
          <table:table-cell table:style-name="ce2" office:value-type="string">
            <text:p>Reserves </text:p>
            <text:p>Growth (%)</text:p>
          </table:table-cell>
          <table:table-cell table:style-name="ce2" office:value-type="string">
            <text:p>Debt to </text:p>
            <text:p>Reserves (%)</text:p>
          </table:table-cell>
          <table:table-cell table:style-name="ce2" office:value-type="string">
            <text:p>Profit </text:p>
            <text:p>Margin (%)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0">
            <text:p>60.00</text:p>
          </table:table-cell>
          <table:table-cell office:value-type="float" office:value="4024">
            <text:p>4024</text:p>
          </table:table-cell>
          <table:table-cell office:value-type="float" office:value="443">
            <text:p>443</text:p>
          </table:table-cell>
          <table:table-cell table:formula="of:=ROUND(([.D6]/[.$B$3]) * 10000000; 2)" office:value-type="float" office:value="6.99">
            <text:p>6.99</text:p>
          </table:table-cell>
          <table:table-cell office:value-type="float" office:value="2006">
            <text:p>2006</text:p>
          </table:table-cell>
          <table:table-cell office:value-type="float" office:value="4578">
            <text:p>4578</text:p>
          </table:table-cell>
          <table:table-cell/>
          <table:table-cell office:value-type="float" office:value="0">
            <text:p>0</text:p>
          </table:table-cell>
          <table:table-cell table:formula="of:=ROUND(([.B6]/[.E6]);2)" office:value-type="float" office:value="8.58">
            <text:p>8.58</text:p>
          </table:table-cell>
          <table:table-cell table:number-columns-repeated="3" office:value-type="float" office:value="0">
            <text:p>0</text:p>
          </table:table-cell>
          <table:table-cell table:formula="of:=ROUND((([.G6]/[.F6]) * 100);2)" office:value-type="float" office:value="228.22">
            <text:p>228.22</text:p>
          </table:table-cell>
          <table:table-cell table:formula="of:=ROUND(([.D6]/[.C6] * 100);2)" office:value-type="float" office:value="11.01">
            <text:p>11.01</text:p>
          </table:table-cell>
        </table:table-row>
        <table:table-row table:style-name="ro1">
          <table:table-cell table:formula="of:=[.A6]+1" office:value-type="float" office:value="2008">
            <text:p>2008</text:p>
          </table:table-cell>
          <table:table-cell office:value-type="float" office:value="84.98">
            <text:p>84.98</text:p>
          </table:table-cell>
          <table:table-cell office:value-type="float" office:value="4309">
            <text:p>4309</text:p>
          </table:table-cell>
          <table:table-cell office:value-type="float" office:value="1543">
            <text:p>1543</text:p>
          </table:table-cell>
          <table:table-cell table:formula="of:=ROUND(([.D7]/[.$B$3]) * 10000000; 2)" office:value-type="float" office:value="24.35">
            <text:p>24.35</text:p>
          </table:table-cell>
          <table:table-cell office:value-type="float" office:value="3308">
            <text:p>3308</text:p>
          </table:table-cell>
          <table:table-cell office:value-type="float" office:value="2609">
            <text:p>2609</text:p>
          </table:table-cell>
          <table:table-cell/>
          <table:table-cell table:formula="of:=ROUND((((([.B7] / [.$B$6])  ^ (1 / ([.A7]-[.$A$6]))) -1) * 100);2)" office:value-type="float" office:value="41.63">
            <text:p>41.63</text:p>
          </table:table-cell>
          <table:table-cell table:formula="of:=ROUND(([.B7]/[.E7]);2)" office:value-type="float" office:value="3.49">
            <text:p>3.49</text:p>
          </table:table-cell>
          <table:table-cell table:formula="of:=ROUND((((([.D7] / [.$D$6])  ^ (1 / ([.A7]-[.$A$6]))) -1) * 100);2)" office:value-type="float" office:value="248.31">
            <text:p>248.31</text:p>
          </table:table-cell>
          <table:table-cell table:formula="of:=ROUND(([.J7]/[.K7]);2)" office:value-type="float" office:value="0.01">
            <text:p>0.01</text:p>
          </table:table-cell>
          <table:table-cell table:formula="of:=ROUND((((([.F7] / [.$F$6])  ^ (1 / ([.A7]-[.$A$6]))) -1) * 100);2)" office:value-type="float" office:value="64.91">
            <text:p>64.91</text:p>
          </table:table-cell>
          <table:table-cell table:formula="of:=ROUND((([.G7]/[.F7]) * 100);2)" office:value-type="float" office:value="78.87">
            <text:p>78.87</text:p>
          </table:table-cell>
          <table:table-cell table:formula="of:=ROUND(([.D7]/[.C7] * 100);2)" office:value-type="float" office:value="35.81">
            <text:p>35.81</text:p>
          </table:table-cell>
        </table:table-row>
        <table:table-row table:style-name="ro1">
          <table:table-cell table:formula="of:=[.A7]+1" office:value-type="float" office:value="2009">
            <text:p>2009</text:p>
          </table:table-cell>
          <table:table-cell office:value-type="float" office:value="59.35">
            <text:p>59.35</text:p>
          </table:table-cell>
          <table:table-cell office:value-type="float" office:value="4847">
            <text:p>4847</text:p>
          </table:table-cell>
          <table:table-cell office:value-type="float" office:value="701">
            <text:p>701</text:p>
          </table:table-cell>
          <table:table-cell table:formula="of:=ROUND(([.D8]/[.$B$3]) * 10000000; 2)" office:value-type="float" office:value="11.06">
            <text:p>11.06</text:p>
          </table:table-cell>
          <table:table-cell office:value-type="float" office:value="3541">
            <text:p>3541</text:p>
          </table:table-cell>
          <table:table-cell office:value-type="float" office:value="2431">
            <text:p>2431</text:p>
          </table:table-cell>
          <table:table-cell/>
          <table:table-cell table:formula="of:=ROUND((((([.B8] / [.$B$6])  ^ (1 / ([.A8]-[.$A$6]))) -1) * 100);2)" office:value-type="float" office:value="-0.54">
            <text:p>-0.54</text:p>
          </table:table-cell>
          <table:table-cell table:formula="of:=ROUND(([.B8]/[.E8]);2)" office:value-type="float" office:value="5.37">
            <text:p>5.37</text:p>
          </table:table-cell>
          <table:table-cell table:formula="of:=ROUND((((([.D8] / [.$D$6])  ^ (1 / ([.A8]-[.$A$6]))) -1) * 100);2)" office:value-type="float" office:value="25.79">
            <text:p>25.79</text:p>
          </table:table-cell>
          <table:table-cell table:formula="of:=ROUND(([.J8]/[.K8]);2)" office:value-type="float" office:value="0.21">
            <text:p>0.21</text:p>
          </table:table-cell>
          <table:table-cell table:formula="of:=ROUND((((([.F8] / [.$F$6])  ^ (1 / ([.A8]-[.$A$6]))) -1) * 100);2)" office:value-type="float" office:value="32.86">
            <text:p>32.86</text:p>
          </table:table-cell>
          <table:table-cell table:formula="of:=ROUND((([.G8]/[.F8]) * 100);2)" office:value-type="float" office:value="68.65">
            <text:p>68.65</text:p>
          </table:table-cell>
          <table:table-cell table:formula="of:=ROUND(([.D8]/[.C8] * 100);2)" office:value-type="float" office:value="14.46">
            <text:p>14.46</text:p>
          </table:table-cell>
        </table:table-row>
        <table:table-row table:style-name="ro1">
          <table:table-cell table:formula="of:=[.A8]+1" office:value-type="float" office:value="2010">
            <text:p>2010</text:p>
          </table:table-cell>
          <table:table-cell office:value-type="float" office:value="98.3">
            <text:p>98.30</text:p>
          </table:table-cell>
          <table:table-cell office:value-type="float" office:value="5783">
            <text:p>5783</text:p>
          </table:table-cell>
          <table:table-cell office:value-type="float" office:value="390">
            <text:p>390</text:p>
          </table:table-cell>
          <table:table-cell table:formula="of:=ROUND(([.D9]/[.$B$3]) * 10000000; 2)" office:value-type="float" office:value="6.16">
            <text:p>6.16</text:p>
          </table:table-cell>
          <table:table-cell office:value-type="float" office:value="3614">
            <text:p>3614</text:p>
          </table:table-cell>
          <table:table-cell office:value-type="float" office:value="1797">
            <text:p>1797</text:p>
          </table:table-cell>
          <table:table-cell/>
          <table:table-cell table:formula="of:=ROUND((((([.B9] / [.$B$6])  ^ (1 / ([.A9]-[.$A$6]))) -1) * 100);2)" office:value-type="float" office:value="17.89">
            <text:p>17.89</text:p>
          </table:table-cell>
          <table:table-cell table:formula="of:=ROUND(([.B9]/[.E9]);2)" office:value-type="float" office:value="15.96">
            <text:p>15.96</text:p>
          </table:table-cell>
          <table:table-cell table:formula="of:=ROUND((((([.D9] / [.$D$6])  ^ (1 / ([.A9]-[.$A$6]))) -1) * 100);2)" office:value-type="float" office:value="-4.16">
            <text:p>-4.16</text:p>
          </table:table-cell>
          <table:table-cell table:formula="of:=ROUND(([.J9]/[.K9]);2)" office:value-type="float" office:value="-3.84">
            <text:p>-3.84</text:p>
          </table:table-cell>
          <table:table-cell table:formula="of:=ROUND((((([.F9] / [.$F$6])  ^ (1 / ([.A9]-[.$A$6]))) -1) * 100);2)" office:value-type="float" office:value="21.68">
            <text:p>21.68</text:p>
          </table:table-cell>
          <table:table-cell table:formula="of:=ROUND((([.G9]/[.F9]) * 100);2)" office:value-type="float" office:value="49.72">
            <text:p>49.72</text:p>
          </table:table-cell>
          <table:table-cell table:formula="of:=ROUND(([.D9]/[.C9] * 100);2)" office:value-type="float" office:value="6.74">
            <text:p>6.74</text:p>
          </table:table-cell>
        </table:table-row>
        <table:table-row table:style-name="ro1">
          <table:table-cell table:formula="of:=[.A9]+1" office:value-type="float" office:value="2011">
            <text:p>2011</text:p>
          </table:table-cell>
          <table:table-cell office:value-type="float" office:value="97.75">
            <text:p>97.75</text:p>
          </table:table-cell>
          <table:table-cell office:value-type="float" office:value="6003">
            <text:p>6003</text:p>
          </table:table-cell>
          <table:table-cell office:value-type="float" office:value="254">
            <text:p>254</text:p>
          </table:table-cell>
          <table:table-cell table:formula="of:=ROUND(([.D10]/[.$B$3]) * 10000000; 2)" office:value-type="float" office:value="4.01">
            <text:p>4.01</text:p>
          </table:table-cell>
          <table:table-cell office:value-type="float" office:value="3851">
            <text:p>3851</text:p>
          </table:table-cell>
          <table:table-cell office:value-type="float" office:value="1041">
            <text:p>1041</text:p>
          </table:table-cell>
          <table:table-cell/>
          <table:table-cell table:formula="of:=ROUND((((([.B10] / [.$B$6])  ^ (1 / ([.A10]-[.$A$6]))) -1) * 100);2)" office:value-type="float" office:value="12.98">
            <text:p>12.98</text:p>
          </table:table-cell>
          <table:table-cell table:formula="of:=ROUND(([.B10]/[.E10]);2)" office:value-type="float" office:value="24.38">
            <text:p>24.38</text:p>
          </table:table-cell>
          <table:table-cell table:formula="of:=ROUND((((([.D10] / [.$D$6])  ^ (1 / ([.A10]-[.$A$6]))) -1) * 100);2)" office:value-type="float" office:value="-12.98">
            <text:p>-12.98</text:p>
          </table:table-cell>
          <table:table-cell table:formula="of:=ROUND(([.J10]/[.K10]);2)" office:value-type="float" office:value="-1.88">
            <text:p>-1.88</text:p>
          </table:table-cell>
          <table:table-cell table:formula="of:=ROUND((((([.F10] / [.$F$6])  ^ (1 / ([.A10]-[.$A$6]))) -1) * 100);2)" office:value-type="float" office:value="17.71">
            <text:p>17.71</text:p>
          </table:table-cell>
          <table:table-cell table:formula="of:=ROUND((([.G10]/[.F10]) * 100);2)" office:value-type="float" office:value="27.03">
            <text:p>27.03</text:p>
          </table:table-cell>
          <table:table-cell table:formula="of:=ROUND(([.D10]/[.C10] * 100);2)" office:value-type="float" office:value="4.23">
            <text:p>4.23</text:p>
          </table:table-cell>
        </table:table-row>
        <table:table-row table:style-name="ro1">
          <table:table-cell table:formula="of:=[.A10]+1" office:value-type="float" office:value="2012">
            <text:p>2012</text:p>
          </table:table-cell>
          <table:table-cell office:value-type="float" office:value="112.5">
            <text:p>112.50</text:p>
          </table:table-cell>
          <table:table-cell office:value-type="float" office:value="6640">
            <text:p>6640</text:p>
          </table:table-cell>
          <table:table-cell office:value-type="float" office:value="356">
            <text:p>356</text:p>
          </table:table-cell>
          <table:table-cell table:formula="of:=ROUND(([.D11]/[.$B$3]) * 10000000; 2)" office:value-type="float" office:value="5.62">
            <text:p>5.62</text:p>
          </table:table-cell>
          <table:table-cell office:value-type="float" office:value="4461">
            <text:p>4461</text:p>
          </table:table-cell>
          <table:table-cell office:value-type="float" office:value="916">
            <text:p>916</text:p>
          </table:table-cell>
          <table:table-cell/>
          <table:table-cell table:formula="of:=ROUND((((([.B11] / [.$B$6])  ^ (1 / ([.A11]-[.$A$6]))) -1) * 100);2)" office:value-type="float" office:value="13.4">
            <text:p>13.4</text:p>
          </table:table-cell>
          <table:table-cell table:formula="of:=ROUND(([.B11]/[.E11]);2)" office:value-type="float" office:value="20.02">
            <text:p>20.02</text:p>
          </table:table-cell>
          <table:table-cell table:formula="of:=ROUND((((([.D11] / [.$D$6])  ^ (1 / ([.A11]-[.$A$6]))) -1) * 100);2)" office:value-type="float" office:value="-4.28">
            <text:p>-4.28</text:p>
          </table:table-cell>
          <table:table-cell table:formula="of:=ROUND(([.J11]/[.K11]);2)" office:value-type="float" office:value="-4.68">
            <text:p>-4.68</text:p>
          </table:table-cell>
          <table:table-cell table:formula="of:=ROUND((((([.F11] / [.$F$6])  ^ (1 / ([.A11]-[.$A$6]))) -1) * 100);2)" office:value-type="float" office:value="17.33">
            <text:p>17.33</text:p>
          </table:table-cell>
          <table:table-cell table:formula="of:=ROUND((([.G11]/[.F11]) * 100);2)" office:value-type="float" office:value="20.53">
            <text:p>20.53</text:p>
          </table:table-cell>
          <table:table-cell table:formula="of:=ROUND(([.D11]/[.C11] * 100);2)" office:value-type="float" office:value="5.36">
            <text:p>5.36</text:p>
          </table:table-cell>
        </table:table-row>
        <table:table-row table:style-name="ro1">
          <table:table-cell table:formula="of:=[.A11]+1" office:value-type="float" office:value="2013">
            <text:p>2013</text:p>
          </table:table-cell>
          <table:table-cell office:value-type="float" office:value="128.5">
            <text:p>128.50</text:p>
          </table:table-cell>
          <table:table-cell office:value-type="float" office:value="7351">
            <text:p>7351</text:p>
          </table:table-cell>
          <table:table-cell office:value-type="float" office:value="373">
            <text:p>373</text:p>
          </table:table-cell>
          <table:table-cell table:formula="of:=ROUND(([.D12]/[.$B$3]) * 10000000; 2)" office:value-type="float" office:value="5.89">
            <text:p>5.89</text:p>
          </table:table-cell>
          <table:table-cell office:value-type="float" office:value="4704">
            <text:p>4704</text:p>
          </table:table-cell>
          <table:table-cell office:value-type="float" office:value="1389">
            <text:p>1389</text:p>
          </table:table-cell>
          <table:table-cell/>
          <table:table-cell table:formula="of:=ROUND((((([.B12] / [.$B$6])  ^ (1 / ([.A12]-[.$A$6]))) -1) * 100);2)" office:value-type="float" office:value="13.53">
            <text:p>13.53</text:p>
          </table:table-cell>
          <table:table-cell table:formula="of:=ROUND(([.B12]/[.E12]);2)" office:value-type="float" office:value="21.82">
            <text:p>21.82</text:p>
          </table:table-cell>
          <table:table-cell table:formula="of:=ROUND((((([.D12] / [.$D$6])  ^ (1 / ([.A12]-[.$A$6]))) -1) * 100);2)" office:value-type="float" office:value="-2.83">
            <text:p>-2.83</text:p>
          </table:table-cell>
          <table:table-cell table:formula="of:=ROUND(([.J12]/[.K12]);2)" office:value-type="float" office:value="-7.71">
            <text:p>-7.71</text:p>
          </table:table-cell>
          <table:table-cell table:formula="of:=ROUND((((([.F12] / [.$F$6])  ^ (1 / ([.A12]-[.$A$6]))) -1) * 100);2)" office:value-type="float" office:value="15.26">
            <text:p>15.26</text:p>
          </table:table-cell>
          <table:table-cell table:formula="of:=ROUND((([.G12]/[.F12]) * 100);2)" office:value-type="float" office:value="29.53">
            <text:p>29.53</text:p>
          </table:table-cell>
          <table:table-cell table:formula="of:=ROUND(([.D12]/[.C12] * 100);2)" office:value-type="float" office:value="5.07">
            <text:p>5.07</text:p>
          </table:table-cell>
        </table:table-row>
        <table:table-row table:style-name="ro1">
          <table:table-cell table:formula="of:=[.A12]+1" office:value-type="float" office:value="2014">
            <text:p>2014</text:p>
          </table:table-cell>
          <table:table-cell office:value-type="float" office:value="151.45">
            <text:p>151.45</text:p>
          </table:table-cell>
          <table:table-cell office:value-type="float" office:value="7738">
            <text:p>7738</text:p>
          </table:table-cell>
          <table:table-cell office:value-type="float" office:value="481">
            <text:p>481</text:p>
          </table:table-cell>
          <table:table-cell table:formula="of:=ROUND(([.D13]/[.$B$3]) * 10000000; 2)" office:value-type="float" office:value="7.59">
            <text:p>7.59</text:p>
          </table:table-cell>
          <table:table-cell office:value-type="float" office:value="5745">
            <text:p>5745</text:p>
          </table:table-cell>
          <table:table-cell office:value-type="float" office:value="1438">
            <text:p>1438</text:p>
          </table:table-cell>
          <table:table-cell/>
          <table:table-cell table:formula="of:=ROUND((((([.B13] / [.$B$6])  ^ (1 / ([.A13]-[.$A$6]))) -1) * 100);2)" office:value-type="float" office:value="14.14">
            <text:p>14.14</text:p>
          </table:table-cell>
          <table:table-cell table:formula="of:=ROUND(([.B13]/[.E13]);2)" office:value-type="float" office:value="19.95">
            <text:p>19.95</text:p>
          </table:table-cell>
          <table:table-cell table:formula="of:=ROUND((((([.D13] / [.$D$6])  ^ (1 / ([.A13]-[.$A$6]))) -1) * 100);2)" office:value-type="float" office:value="1.18">
            <text:p>1.18</text:p>
          </table:table-cell>
          <table:table-cell table:formula="of:=ROUND(([.J13]/[.K13]);2)" office:value-type="float" office:value="16.91">
            <text:p>16.91</text:p>
          </table:table-cell>
          <table:table-cell table:formula="of:=ROUND((((([.F13] / [.$F$6])  ^ (1 / ([.A13]-[.$A$6]))) -1) * 100);2)" office:value-type="float" office:value="16.22">
            <text:p>16.22</text:p>
          </table:table-cell>
          <table:table-cell table:formula="of:=ROUND((([.G13]/[.F13]) * 100);2)" office:value-type="float" office:value="25.03">
            <text:p>25.03</text:p>
          </table:table-cell>
          <table:table-cell table:formula="of:=ROUND(([.D13]/[.C13] * 100);2)" office:value-type="float" office:value="6.22">
            <text:p>6.22</text:p>
          </table:table-cell>
        </table:table-row>
        <table:table-row table:style-name="ro1">
          <table:table-cell table:formula="of:=[.A13]+1" office:value-type="float" office:value="2015">
            <text:p>2015</text:p>
          </table:table-cell>
          <table:table-cell office:value-type="float" office:value="148">
            <text:p>148.00</text:p>
          </table:table-cell>
          <table:table-cell table:style-name="ce5" office:value-type="float" office:value="7993">
            <text:p>7993</text:p>
          </table:table-cell>
          <table:table-cell office:value-type="float" office:value="248">
            <text:p>248</text:p>
          </table:table-cell>
          <table:table-cell table:formula="of:=ROUND(([.D14]/[.$B$3]) * 10000000; 2)" office:value-type="float" office:value="3.91">
            <text:p>3.91</text:p>
          </table:table-cell>
          <table:table-cell office:value-type="float" office:value="5388">
            <text:p>5388</text:p>
          </table:table-cell>
          <table:table-cell office:value-type="float" office:value="1324">
            <text:p>1324</text:p>
          </table:table-cell>
          <table:table-cell/>
          <table:table-cell table:formula="of:=ROUND((((([.B14] / [.$B$6])  ^ (1 / ([.A14]-[.$A$6]))) -1) * 100);2)" office:value-type="float" office:value="11.95">
            <text:p>11.95</text:p>
          </table:table-cell>
          <table:table-cell table:formula="of:=ROUND(([.B14]/[.E14]);2)" office:value-type="float" office:value="37.85">
            <text:p>37.85</text:p>
          </table:table-cell>
          <table:table-cell table:formula="of:=ROUND((((([.D14] / [.$D$6])  ^ (1 / ([.A14]-[.$A$6]))) -1) * 100);2)" office:value-type="float" office:value="-7">
            <text:p>-7</text:p>
          </table:table-cell>
          <table:table-cell table:formula="of:=ROUND(([.J14]/[.K14]);2)" office:value-type="float" office:value="-5.41">
            <text:p>-5.41</text:p>
          </table:table-cell>
          <table:table-cell table:formula="of:=ROUND((((([.F14] / [.$F$6])  ^ (1 / ([.A14]-[.$A$6]))) -1) * 100);2)" office:value-type="float" office:value="13.15">
            <text:p>13.15</text:p>
          </table:table-cell>
          <table:table-cell table:formula="of:=ROUND((([.G14]/[.F14]) * 100);2)" office:value-type="float" office:value="24.57">
            <text:p>24.57</text:p>
          </table:table-cell>
          <table:table-cell table:formula="of:=ROUND(([.D14]/[.C14] * 100);2)" office:value-type="float" office:value="3.1">
            <text:p>3.1</text:p>
          </table:table-cell>
        </table:table-row>
        <table:table-row table:style-name="ro1">
          <table:table-cell table:formula="of:=[.A14]+1" office:value-type="float" office:value="2016">
            <text:p>2016</text:p>
          </table:table-cell>
          <table:table-cell office:value-type="float" office:value="122">
            <text:p>122.00</text:p>
          </table:table-cell>
          <table:table-cell office:value-type="float" office:value="6637">
            <text:p>6637</text:p>
          </table:table-cell>
          <table:table-cell office:value-type="float" office:value="0">
            <text:p>0</text:p>
          </table:table-cell>
          <table:table-cell table:formula="of:=ROUND(([.D15]/[.$B$3]) * 10000000; 2)" office:value-type="float" office:value="0">
            <text:p>0</text:p>
          </table:table-cell>
          <table:table-cell office:value-type="float" office:value="6162">
            <text:p>6162</text:p>
          </table:table-cell>
          <table:table-cell office:value-type="float" office:value="1354">
            <text:p>1354</text:p>
          </table:table-cell>
          <table:table-cell/>
          <table:table-cell table:formula="of:=ROUND((((([.B15] / [.$B$6])  ^ (1 / ([.A15]-[.$A$6]))) -1) * 100);2)" office:value-type="float" office:value="8.2">
            <text:p>8.2</text:p>
          </table:table-cell>
          <table:table-cell table:formula="of:=ROUND(([.B15]/[.E15]);2)" office:value-type="float" office:value="0">
            <text:p>#DIV/0!</text:p>
          </table:table-cell>
          <table:table-cell table:formula="of:=ROUND((((([.D15] / [.$D$6])  ^ (1 / ([.A15]-[.$A$6]))) -1) * 100);2)" office:value-type="float" office:value="-100">
            <text:p>-100</text:p>
          </table:table-cell>
          <table:table-cell table:formula="of:=ROUND(([.J15]/[.K15]);2)" office:value-type="float" office:value="0">
            <text:p>#DIV/0!</text:p>
          </table:table-cell>
          <table:table-cell table:formula="of:=ROUND((((([.F15] / [.$F$6])  ^ (1 / ([.A15]-[.$A$6]))) -1) * 100);2)" office:value-type="float" office:value="13.28">
            <text:p>13.28</text:p>
          </table:table-cell>
          <table:table-cell table:formula="of:=ROUND((([.G15]/[.F15]) * 100);2)" office:value-type="float" office:value="21.97">
            <text:p>21.97</text:p>
          </table:table-cell>
          <table:table-cell table:formula="of:=ROUND(([.D15]/[.C15] * 100);2)" office:value-type="float" office:value="0">
            <text:p>0</text:p>
          </table:table-cell>
        </table:table-row>
        <table:table-row table:style-name="ro1">
          <table:table-cell table:formula="of:=[.A15]+1" office:value-type="float" office:value="2017">
            <text:p>2017</text:p>
          </table:table-cell>
          <table:table-cell office:value-type="float" office:value="150.65">
            <text:p>150.65</text:p>
          </table:table-cell>
          <table:table-cell table:style-name="ce5" office:value-type="float" office:value="6780">
            <text:p>6780</text:p>
          </table:table-cell>
          <table:table-cell office:value-type="float" office:value="389">
            <text:p>389</text:p>
          </table:table-cell>
          <table:table-cell table:formula="of:=ROUND(([.D16]/[.$B$3]) * 10000000; 2)" office:value-type="float" office:value="6.14">
            <text:p>6.14</text:p>
          </table:table-cell>
          <table:table-cell office:value-type="float" office:value="6181">
            <text:p>6181</text:p>
          </table:table-cell>
          <table:table-cell office:value-type="float" office:value="787">
            <text:p>787</text:p>
          </table:table-cell>
          <table:table-cell/>
          <table:table-cell table:formula="of:=ROUND((((([.B16] / [.$B$6])  ^ (1 / ([.A16]-[.$A$6]))) -1) * 100);2)" office:value-type="float" office:value="9.64">
            <text:p>9.64</text:p>
          </table:table-cell>
          <table:table-cell table:formula="of:=ROUND(([.B16]/[.E16]);2)" office:value-type="float" office:value="24.54">
            <text:p>24.54</text:p>
          </table:table-cell>
          <table:table-cell table:formula="of:=ROUND((((([.D16] / [.$D$6])  ^ (1 / ([.A16]-[.$A$6]))) -1) * 100);2)" office:value-type="float" office:value="-1.29">
            <text:p>-1.29</text:p>
          </table:table-cell>
          <table:table-cell table:formula="of:=ROUND(([.J16]/[.K16]);2)" office:value-type="float" office:value="-19.02">
            <text:p>-19.02</text:p>
          </table:table-cell>
          <table:table-cell table:formula="of:=ROUND((((([.F16] / [.$F$6])  ^ (1 / ([.A16]-[.$A$6]))) -1) * 100);2)" office:value-type="float" office:value="11.91">
            <text:p>11.91</text:p>
          </table:table-cell>
          <table:table-cell table:formula="of:=ROUND((([.G16]/[.F16]) * 100);2)" office:value-type="float" office:value="12.73">
            <text:p>12.73</text:p>
          </table:table-cell>
          <table:table-cell table:formula="of:=ROUND(([.D16]/[.C16] * 100);2)" office:value-type="float" office:value="5.74">
            <text:p>5.74</text:p>
          </table:table-cell>
        </table:table-row>
        <table:table-row table:style-name="ro1">
          <table:table-cell table:formula="of:=[.A16]+1" office:value-type="float" office:value="2018">
            <text:p>2018</text:p>
          </table:table-cell>
          <table:table-cell office:value-type="float" office:value="259.35">
            <text:p>259.35</text:p>
          </table:table-cell>
          <table:table-cell table:style-name="ce5" office:value-type="float" office:value="6815">
            <text:p>6815</text:p>
          </table:table-cell>
          <table:table-cell office:value-type="float" office:value="496">
            <text:p>496</text:p>
          </table:table-cell>
          <table:table-cell table:formula="of:=ROUND(([.D17]/[.$B$3]) * 10000000; 2)" office:value-type="float" office:value="7.83">
            <text:p>7.83</text:p>
          </table:table-cell>
          <table:table-cell office:value-type="float" office:value="6947">
            <text:p>6947</text:p>
          </table:table-cell>
          <table:table-cell office:value-type="float" office:value="1068">
            <text:p>1068</text:p>
          </table:table-cell>
          <table:table-cell/>
          <table:table-cell table:formula="of:=ROUND((((([.B17] / [.$B$6])  ^ (1 / ([.A17]-[.$A$6]))) -1) * 100);2)" office:value-type="float" office:value="14.23">
            <text:p>14.23</text:p>
          </table:table-cell>
          <table:table-cell table:formula="of:=ROUND(([.B17]/[.E17]);2)" office:value-type="float" office:value="33.12">
            <text:p>33.12</text:p>
          </table:table-cell>
          <table:table-cell table:formula="of:=ROUND((((([.D17] / [.$D$6])  ^ (1 / ([.A17]-[.$A$6]))) -1) * 100);2)" office:value-type="float" office:value="1.03">
            <text:p>1.03</text:p>
          </table:table-cell>
          <table:table-cell table:formula="of:=ROUND(([.J17]/[.K17]);2)" office:value-type="float" office:value="32.16">
            <text:p>32.16</text:p>
          </table:table-cell>
          <table:table-cell table:formula="of:=ROUND((((([.F17] / [.$F$6])  ^ (1 / ([.A17]-[.$A$6]))) -1) * 100);2)" office:value-type="float" office:value="11.95">
            <text:p>11.95</text:p>
          </table:table-cell>
          <table:table-cell table:formula="of:=ROUND((([.G17]/[.F17]) * 100);2)" office:value-type="float" office:value="15.37">
            <text:p>15.37</text:p>
          </table:table-cell>
          <table:table-cell table:formula="of:=ROUND(([.D17]/[.C17] * 100);2)" office:value-type="float" office:value="7.28">
            <text:p>7.28</text:p>
          </table:table-cell>
        </table:table-row>
        <table:table-row table:style-name="ro1">
          <table:table-cell table:formula="of:=[.A17]+1" office:value-type="float" office:value="2019">
            <text:p>2019</text:p>
          </table:table-cell>
          <table:table-cell office:value-type="float" office:value="204.55">
            <text:p>204.55</text:p>
          </table:table-cell>
          <table:table-cell table:style-name="ce5" office:value-type="float" office:value="7164">
            <text:p>7164</text:p>
          </table:table-cell>
          <table:table-cell office:value-type="float" office:value="454">
            <text:p>454</text:p>
          </table:table-cell>
          <table:table-cell table:formula="of:=ROUND(([.D18]/[.$B$3]) * 10000000; 2)" office:value-type="float" office:value="7.17">
            <text:p>7.17</text:p>
          </table:table-cell>
          <table:table-cell office:value-type="float" office:value="7327">
            <text:p>7327</text:p>
          </table:table-cell>
          <table:table-cell office:value-type="float" office:value="1221">
            <text:p>1221</text:p>
          </table:table-cell>
          <table:table-cell/>
          <table:table-cell table:formula="of:=ROUND((((([.B18] / [.$B$6])  ^ (1 / ([.A18]-[.$A$6]))) -1) * 100);2)" office:value-type="float" office:value="10.76">
            <text:p>10.76</text:p>
          </table:table-cell>
          <table:table-cell table:formula="of:=ROUND(([.B18]/[.E18]);2)" office:value-type="float" office:value="28.53">
            <text:p>28.53</text:p>
          </table:table-cell>
          <table:table-cell table:formula="of:=ROUND((((([.D18] / [.$D$6])  ^ (1 / ([.A18]-[.$A$6]))) -1) * 100);2)" office:value-type="float" office:value="0.2">
            <text:p>0.2</text:p>
          </table:table-cell>
          <table:table-cell table:formula="of:=ROUND(([.J18]/[.K18]);2)" office:value-type="float" office:value="142.65">
            <text:p>142.65</text:p>
          </table:table-cell>
          <table:table-cell table:formula="of:=ROUND((((([.F18] / [.$F$6])  ^ (1 / ([.A18]-[.$A$6]))) -1) * 100);2)" office:value-type="float" office:value="11.4">
            <text:p>11.4</text:p>
          </table:table-cell>
          <table:table-cell table:formula="of:=ROUND((([.G18]/[.F18]) * 100);2)" office:value-type="float" office:value="16.66">
            <text:p>16.66</text:p>
          </table:table-cell>
          <table:table-cell table:formula="of:=ROUND(([.D18]/[.C18] * 100);2)" office:value-type="float" office:value="6.34">
            <text:p>6.34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1">04/11/2019</text:date>, <text:time>13:5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03-12T09:28:26.20</meta:creation-date>
    <dc:date>2019-04-11T13:54:52.51</dc:date>
    <meta:editing-duration>PT2H54M25S</meta:editing-duration>
    <meta:editing-cycles>23</meta:editing-cycles>
    <meta:generator>OpenOffice/4.1.3$Win32 OpenOffice.org_project/413m1$Build-9783</meta:generator>
    <dc:creator>Vignesh Sridharan</dc:creator>
    <meta:document-statistic meta:table-count="3" meta:cell-count="209" meta:object-count="0"/>
  </office:meta>
</office:document-meta>
</file>